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space width="20em"/>
            <mi>B</mi>
            <mrow>
              <mrow>
                <mo fence="true" form="prefix" stretchy="false">(</mo>
                <mrow>
                  <mrow>
                    <msub>
                      <mi>ω</mi>
                      <mn>1</mn>
                    </msub>
                    <mi>,</mi>
                    <msub>
                      <mi>ω</mi>
                      <mn>2</mn>
                    </msub>
                  </mrow>
                </mrow>
                <mo fence="true" form="postfix" stretchy="false">)</mo>
              </mrow>
              <mo stretchy="false">=</mo>
              <mi>Y</mi>
            </mrow>
            <mrow>
              <mo fence="true" form="prefix" stretchy="false">(</mo>
              <mrow>
                <msub>
                  <mi>ω</mi>
                  <mn>1</mn>
                </msub>
              </mrow>
              <mo fence="true" form="postfix" stretchy="false">)</mo>
            </mrow>
            <mi>Y</mi>
            <mrow>
              <mo fence="true" form="prefix" stretchy="false">(</mo>
              <mrow>
                <msub>
                  <mi>ω</mi>
                  <mn>2</mn>
                </msub>
              </mrow>
              <mo fence="true" form="postfix" stretchy="false">)</mo>
            </mrow>
            <msup>
              <mi>Y</mi>
              <mtext>*</mtext>
            </msup>
            <mrow>
              <mo fence="true" form="prefix" stretchy="false">(</mo>
              <mrow>
                <mrow>
                  <msub>
                    <mi>ω</mi>
                    <mn>1</mn>
                  </msub>
                  <mo stretchy="false">+</mo>
                  <msub>
                    <mi>ω</mi>
                    <mn>2</mn>
                  </msub>
                </mrow>
              </mrow>
              <mo fence="true" form="postfix" stretchy="false">)</mo>
            </mrow>
            <mspace width="20em"/>
            <mrow>
              <mo fence="true" form="prefix" stretchy="false">(</mo>
              <mrow>
                <mn>1</mn>
              </mrow>
              <mo fence="true" form="postfix" stretchy="false">)</mo>
            </mrow>
          </mrow>
        </mtd>
      </mtr>
      <mtr>
        <mtd>
          <mrow>
            <mspace width="14em"/>
            <mrow>
              <mrow>
                <mo fence="true" form="prefix" stretchy="false">|</mo>
                <mrow>
                  <mrow>
                    <mi>B</mi>
                    <mrow>
                      <mo fence="true" form="prefix" stretchy="false">(</mo>
                      <mrow>
                        <mrow>
                          <msub>
                            <mi>ω</mi>
                            <mn>1</mn>
                          </msub>
                          <mi>,</mi>
                          <msub>
                            <mi>ω</mi>
                            <mn>2</mn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|</mo>
              </mrow>
              <mo stretchy="false">=</mo>
              <mrow>
                <mrow>
                  <mo fence="true" form="prefix" stretchy="false">|</mo>
                  <mrow>
                    <mrow>
                      <mi>Y</mi>
                      <mrow>
                        <mo fence="true" form="prefix" stretchy="false">(</mo>
                        <mrow>
                          <msub>
                            <mi>ω</mi>
                            <mn>1</mn>
                          </msub>
                        </mrow>
                        <mo fence="true" form="postfix" stretchy="false">)</mo>
                      </mrow>
                    </mrow>
                  </mrow>
                  <mo fence="true" form="postfix" stretchy="false">|</mo>
                </mrow>
                <mo stretchy="false">⋅</mo>
                <mrow>
                  <mo fence="true" form="prefix" stretchy="false">|</mo>
                  <mrow>
                    <mrow>
                      <mi>Y</mi>
                      <mrow>
                        <mo fence="true" form="prefix" stretchy="false">(</mo>
                        <mrow>
                          <msub>
                            <mi>ω</mi>
                            <mn>2</mn>
                          </msub>
                        </mrow>
                        <mo fence="true" form="postfix" stretchy="false">)</mo>
                      </mrow>
                    </mrow>
                  </mrow>
                  <mo fence="true" form="postfix" stretchy="false">|</mo>
                </mrow>
                <mo stretchy="false">⋅</mo>
                <mrow>
                  <mo fence="true" form="prefix" stretchy="false">|</mo>
                  <mrow>
                    <mrow>
                      <mi>Y</mi>
                      <mrow>
                        <mo fence="true" form="prefix" stretchy="false">(</mo>
                        <mrow>
                          <mrow>
                            <msub>
                              <mi>ω</mi>
                              <mn>1</mn>
                            </msub>
                            <mo stretchy="false">+</mo>
                            <msub>
                              <mi>ω</mi>
                              <mn>2</mn>
                            </msub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|</mo>
                </mrow>
              </mrow>
            </mrow>
            <mspace width="17.5em"/>
            <mrow>
              <mo fence="true" form="prefix" stretchy="false">(</mo>
              <mrow>
                <mn>2</mn>
              </mrow>
              <mo fence="true" form="postfix" stretchy="false">)</mo>
            </mrow>
          </mrow>
        </mtd>
      </mtr>
      <mtr>
        <mtd>
          <mrow>
            <mspace width="6em"/>
            <mi>∠</mi>
            <mi>B</mi>
            <mrow>
              <mrow>
                <mo fence="true" form="prefix" stretchy="false">(</mo>
                <mrow>
                  <mrow>
                    <msub>
                      <mi>ω</mi>
                      <mn>1</mn>
                    </msub>
                    <mi>,</mi>
                    <msub>
                      <mi>ω</mi>
                      <mn>2</mn>
                    </msub>
                  </mrow>
                </mrow>
                <mo fence="true" form="postfix" stretchy="false">)</mo>
              </mrow>
              <mo stretchy="false">=</mo>
              <mi>∠</mi>
            </mrow>
            <mi>Y</mi>
            <mrow>
              <mrow>
                <mo fence="true" form="prefix" stretchy="false">(</mo>
                <mrow>
                  <msub>
                    <mi>ω</mi>
                    <mn>1</mn>
                  </msub>
                </mrow>
                <mo fence="true" form="postfix" stretchy="false">)</mo>
              </mrow>
              <mo stretchy="false">+</mo>
              <mi>∠</mi>
            </mrow>
            <mi>Y</mi>
            <mrow>
              <mrow>
                <mo fence="true" form="prefix" stretchy="false">(</mo>
                <mrow>
                  <msub>
                    <mi>ω</mi>
                    <mn>2</mn>
                  </msub>
                </mrow>
                <mo fence="true" form="postfix" stretchy="false">)</mo>
              </mrow>
              <mo stretchy="false">−</mo>
              <mi>∠</mi>
            </mrow>
            <mi>Y</mi>
            <mrow>
              <mo fence="true" form="prefix" stretchy="false">(</mo>
              <mrow>
                <mrow>
                  <msub>
                    <mi>ω</mi>
                    <mn>1</mn>
                  </msub>
                  <mo stretchy="false">+</mo>
                  <msub>
                    <mi>ω</mi>
                    <mn>2</mn>
                  </msub>
                </mrow>
              </mrow>
              <mo fence="true" form="postfix" stretchy="false">)</mo>
            </mrow>
            <mspace width="7em"/>
            <mrow>
              <mo fence="true" form="prefix" stretchy="false">(</mo>
              <mrow>
                <mn>3</mn>
              </mrow>
              <mo fence="true" form="postfix" stretchy="false">)</mo>
            </mrow>
          </mrow>
        </mtd>
      </mtr>
      <mtr>
        <mtd>
          <mrow>
            <mover accent="true">
              <msub>
                <mi>B</mi>
                <mi>c</mi>
              </msub>
              <mo stretchy="false">^</mo>
            </mover>
            <mrow>
              <mrow>
                <mo fence="true" form="prefix" stretchy="false">(</mo>
                <mrow>
                  <mrow>
                    <msub>
                      <mi>ω</mi>
                      <mn>1</mn>
                    </msub>
                    <mi>,</mi>
                    <msub>
                      <mi>ω</mi>
                      <mn>2</mn>
                    </msub>
                  </mrow>
                </mrow>
                <mo fence="true" form="postfix" stretchy="false">)</mo>
              </mrow>
              <mo stretchy="false">=</mo>
              <mfrac>
                <mrow>
                  <mfrac>
                    <mn>1</mn>
                    <mi>K</mi>
                  </mfrac>
                  <mrow>
                    <munder>
                      <mo stretchy="false">∑</mo>
                      <mi>k</mi>
                    </munder>
                    <msub>
                      <mi>Y</mi>
                      <mi>k</mi>
                    </msub>
                  </mrow>
                  <mrow>
                    <mo fence="true" form="prefix" stretchy="false">(</mo>
                    <mrow>
                      <msub>
                        <mi>ω</mi>
                        <mn>1</mn>
                      </msub>
                    </mrow>
                    <mo fence="true" form="postfix" stretchy="false">)</mo>
                  </mrow>
                  <msub>
                    <mi>Y</mi>
                    <mi>k</mi>
                  </msub>
                  <mrow>
                    <mo fence="true" form="prefix" stretchy="false">(</mo>
                    <mrow>
                      <msub>
                        <mi>ω</mi>
                        <mn>2</mn>
                      </msub>
                    </mrow>
                    <mo fence="true" form="postfix" stretchy="false">)</mo>
                  </mrow>
                  <msubsup>
                    <mi>Y</mi>
                    <mi>k</mi>
                    <mtext>*</mtext>
                  </msubsup>
                  <mrow>
                    <mo fence="true" form="prefix" stretchy="false">(</mo>
                    <mrow>
                      <mrow>
                        <msub>
                          <mi>ω</mi>
                          <mn>1</mn>
                        </msub>
                        <mo stretchy="false">+</mo>
                        <msub>
                          <mi>ω</mi>
                          <mn>2</mn>
                        </msub>
                      </mrow>
                    </mrow>
                    <mo fence="true" form="postfix" stretchy="false">)</mo>
                  </mrow>
                </mrow>
                <msqrt>
                  <mrow>
                    <mfrac>
                      <mn>1</mn>
                      <mi>K</mi>
                    </mfrac>
                    <mrow>
                      <munder>
                        <mo stretchy="false">∑</mo>
                        <mi>k</mi>
                      </munder>
                      <msup>
                        <mrow>
                          <mo fence="true" form="prefix" stretchy="false">|</mo>
                          <mrow>
                            <mrow>
                              <msub>
                                <mi>Y</mi>
                                <mi>k</mi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ω</mi>
                                    <mn>1</mn>
                                  </msub>
                                </mrow>
                                <mo fence="true" form="postfix" stretchy="false">)</mo>
                              </mrow>
                              <msub>
                                <mi>Y</mi>
                                <mi>k</mi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ω</mi>
                                    <mn>2</mn>
                                  </msub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|</mo>
                        </mrow>
                        <mn>2</mn>
                      </msup>
                    </mrow>
                    <mfrac>
                      <mn>1</mn>
                      <mi>K</mi>
                    </mfrac>
                    <mrow>
                      <munder>
                        <mo stretchy="false">∑</mo>
                        <mi>k</mi>
                      </munder>
                      <msup>
                        <mrow>
                          <mo fence="true" form="prefix" stretchy="false">|</mo>
                          <mrow>
                            <mrow>
                              <msubsup>
                                <mi>Y</mi>
                                <mi>k</mi>
                                <mtext>*</mtext>
                              </msubsup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ω</mi>
                                      <mn>1</mn>
                                    </msub>
                                    <mo stretchy="false">+</mo>
                                    <msub>
                                      <mi>ω</mi>
                                      <mn>2</mn>
                                    </msub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|</mo>
                        </mrow>
                        <mn>2</mn>
                      </msup>
                    </mrow>
                  </mrow>
                </msqrt>
              </mfrac>
            </mrow>
            <mrow>
              <mo fence="true" form="prefix" stretchy="false">(</mo>
              <mrow>
                <mn>4</mn>
              </mrow>
              <mo fence="true" form="postfix" stretchy="false">)</mo>
            </mrow>
          </mrow>
        </mtd>
      </mtr>
    </mtable>
    <annotation encoding="StarMath 5.0">~~~~~~~~~~B(ω_1, ω_2) = Y(ω_1)Y(ω_2)Y^{"*"}(ω_1 + ω_2)~~~~~~~~~~(1)

newline

~~~~~~~lline B(ω_1, ω_2) rline = lline Y(ω_1) rline cdot lline Y(ω_2) rline cdot lline Y(ω_1 + ω_2) rline~~~~~~~~```(2)

newline

~~~∠B(ω_1, ω_2) = ∠Y(ω_1) + ∠Y(ω_2) - ∠Y(ω_1 + ω_2)~~~``(3)

newline

hat B_c(ω_1, ω_2) = 
{{1}over{K} sum from{k} Y_k(ω_1) Y_k(ω_2) Y^{"*"}_k(ω_1 + ω_2) }
over
{sqrt{ {1}over{K} sum from{k} lline Y_k(ω_1) Y_k(ω_2) rline^2 {1}over{K} sum from{k} lline Y^{"*"}_k(ω_1 + ω_2) rline^2}}(4)

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10:25:46.790846167</meta:creation-date>
    <dc:date>2024-08-18T16:16:36.253688751</dc:date>
    <meta:editing-duration>PT17M3S</meta:editing-duration>
    <meta:editing-cycles>11</meta:editing-cycles>
    <meta:generator>LibreOffice/7.3.7.2$Linux_X86_64 LibreOffice_project/30$Build-2</meta:generator>
  </office:meta>
</office:document-meta>
</file>